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vidporcel1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David Porcel</dc:creator>
    <meta:creation-date>2021-01-28T09:18:32Z</meta:creation-date>
    <dc:date>2021-05-04T10:17:33Z</dc:date>
    <meta:editing-cycles>1</meta:editing-cycles>
    <meta:editing-duration>PT33S</meta:editing-duration>
  </office:meta>
</office:document-meta>
</file>